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0.75pt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4" style:family="table">
      <style:table-properties style:width="14.346cm" fo:margin-left="-0.203cm" table:align="left" style:writing-mode="lr-tb"/>
    </style:style>
    <style:style style:name="Table4.A" style:family="table-column">
      <style:table-column-properties style:column-width="5.442cm"/>
    </style:style>
    <style:style style:name="Table4.B" style:family="table-column">
      <style:table-column-properties style:column-width="1.75cm"/>
    </style:style>
    <style:style style:name="Table4.C" style:family="table-column">
      <style:table-column-properties style:column-width="2.842cm"/>
    </style:style>
    <style:style style:name="Table4.D" style:family="table-column">
      <style:table-column-properties style:column-width="4.31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6.943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5.0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Text_20_body">
      <style:paragraph-properties fo:margin-left="0.127cm" fo:margin-right="0cm" fo:text-indent="0cm" style:auto-text-indent="false" fo:keep-with-next="always"/>
    </style:style>
    <style:style style:name="P2" style:family="paragraph" style:parent-style-name="Text_20_body">
      <style:paragraph-properties fo:margin-left="0.127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3" style:family="paragraph" style:parent-style-name="Heading" style:master-page-name="Standard">
      <style:paragraph-properties style:page-number="auto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font-name-asian="Times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ymbol" style:font-name-asian="Symbol" style:font-name-complex="Symbol"/>
    </style:style>
    <style:style style:name="T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ubject>&lt;Project Name&gt;</text:subject></text:p>
      <text:p text:style-name="Heading"><text:title>Vision</text:title></text:p>
      <text:p text:style-name="Body_20_Text_20_3">Usage note: There is procedural guidance within this template that appears in a style named InfoBlue. This style has a hidden font attribute allowing you to toggle whether it is visible or hidden in this template. Use the Word menu Tools<text:span text:style-name="T1"></text:span>Options<text:span text:style-name="T1"></text:span>View<text:span text:style-name="T1"></text:span>Hidden Text checkbox to toggle this setting. A similar option exists for printing Tools<text:span text:style-name="T1"></text:span>Options<text:span text:style-name="T1"></text:span>Print.</text:p>
      <text:p text:style-name="Standard"/>
      <text:h text:style-name="Heading_20_1" text:outline-level="1">Introduction</text:h>
      <text:h text:style-name="Heading_20_1" text:outline-level="1">Positioning</text:h>
      <text:p text:style-name="Standard"/>
      <text:h text:style-name="Heading_20_2" text:outline-level="2">Problem Statement</text:h>
      <text:p text:style-name="InfoBlue">[Provide a statement summarizing the problem being solved by this project. The following format may be used:]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he problem of</text:p>
          </table:table-cell>
          <table:table-cell table:style-name="Table1.B1" office:value-type="string">
            <text:p text:style-name="InfoBlue">[describe the problem]</text:p>
          </table:table-cell>
        </table:table-row>
        <table:table-row table:style-name="Table1.1">
          <table:table-cell table:style-name="Table1.A2" office:value-type="string">
            <text:p text:style-name="P1">affects</text:p>
          </table:table-cell>
          <table:table-cell table:style-name="Table1.B2" office:value-type="string">
            <text:p text:style-name="InfoBlue">[the stakeholders affected by the problem]</text:p>
          </table:table-cell>
        </table:table-row>
        <table:table-row table:style-name="Table1.1">
          <table:table-cell table:style-name="Table1.A2" office:value-type="string">
            <text:p text:style-name="P1">the impact of which is</text:p>
          </table:table-cell>
          <table:table-cell table:style-name="Table1.B3" office:value-type="string">
            <text:p text:style-name="InfoBlue">[what is the impact of the problem?]</text:p>
          </table:table-cell>
        </table:table-row>
        <table:table-row table:style-name="Table1.1">
          <table:table-cell table:style-name="Table1.A2" office:value-type="string">
            <text:p text:style-name="P2">a successful solution would be</text:p>
          </table:table-cell>
          <table:table-cell table:style-name="Table1.B4" office:value-type="string">
            <text:p text:style-name="InfoBlue">[list some key benefits of a successful solution]</text:p>
          </table:table-cell>
        </table:table-row>
      </table:table>
      <text:h text:style-name="Heading_20_2" text:outline-level="2">Product Position Statement</text:h>
      <text:p text:style-name="InfoBlue">[Provide an overall statement summarizing, at the highest level, the unique position the product intends to fill in the marketplace. The following format may be used:]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or</text:p>
          </table:table-cell>
          <table:table-cell table:style-name="Table2.B1" office:value-type="string">
            <text:p text:style-name="InfoBlue">[target customer]</text:p>
          </table:table-cell>
        </table:table-row>
        <table:table-row table:style-name="Table2.1">
          <table:table-cell table:style-name="Table2.A2" office:value-type="string">
            <text:p text:style-name="P1">Who</text:p>
          </table:table-cell>
          <table:table-cell table:style-name="Table2.B2" office:value-type="string">
            <text:p text:style-name="InfoBlue">[statement of the need or opportunity]</text:p>
          </table:table-cell>
        </table:table-row>
        <table:table-row table:style-name="Table2.1">
          <table:table-cell table:style-name="Table2.A2" office:value-type="string">
            <text:p text:style-name="P1">The (product name)</text:p>
          </table:table-cell>
          <table:table-cell table:style-name="Table2.B3" office:value-type="string">
            <text:p text:style-name="InfoBlue"><text:span text:style-name="T2"><text:s/></text:span>is a [product category]</text:p>
          </table:table-cell>
        </table:table-row>
        <table:table-row table:style-name="Table2.1">
          <table:table-cell table:style-name="Table2.A2" office:value-type="string">
            <text:p text:style-name="P1">That</text:p>
          </table:table-cell>
          <table:table-cell table:style-name="Table2.B4" office:value-type="string">
            <text:p text:style-name="InfoBlue">[statement of key benefit; that is, the compelling reason to buy]</text:p>
          </table:table-cell>
        </table:table-row>
        <table:table-row table:style-name="Table2.1">
          <table:table-cell table:style-name="Table2.A2" office:value-type="string">
            <text:p text:style-name="P1">Unlike</text:p>
          </table:table-cell>
          <table:table-cell table:style-name="Table2.B5" office:value-type="string">
            <text:p text:style-name="InfoBlue">[primary competitive alternative]</text:p>
          </table:table-cell>
        </table:table-row>
        <table:table-row table:style-name="Table2.1">
          <table:table-cell table:style-name="Table2.A6" office:value-type="string">
            <text:p text:style-name="P2">Our product</text:p>
          </table:table-cell>
          <table:table-cell table:style-name="Table2.B6" office:value-type="string">
            <text:p text:style-name="InfoBlue">[statement of primary differentiation]</text:p>
          </table:table-cell>
        </table:table-row>
      </table:table>
      <text:p text:style-name="InfoBlue">[A product position statement communicates the intent of the application and the importance of the project to all concerned personnel.]</text:p>
      <text:h text:style-name="Heading_20_1" text:outline-level="1">Stakeholder Descriptions</text:h>
      <text:h text:style-name="Heading_20_2" text:outline-level="2">Stakeholder Summary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8">Name</text:p>
            </table:table-cell>
            <table:table-cell table:style-name="Table3.A1" office:value-type="string">
              <text:p text:style-name="P8">Description</text:p>
            </table:table-cell>
            <table:table-cell table:style-name="Table3.C1" office:value-type="string">
              <text:p text:style-name="P8">Responsibiliti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InfoBlue">[Name the stakeholder type.]</text:p>
          </table:table-cell>
          <table:table-cell table:style-name="Table3.A1" office:value-type="string">
            <text:p text:style-name="InfoBlue">[Briefly describe the stakeholder.]</text:p>
          </table:table-cell>
          <table:table-cell table:style-name="Table3.C1" office:value-type="string">
            <text:p text:style-name="InfoBlue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<text:soft-page-break/>for the product’s features</text:p>
            <text:p text:style-name="InfoBlue">monitors the project’s progress</text:p>
            <text:p text:style-name="InfoBlue">approves funding</text:p>
            <text:p text:style-name="InfoBlue">and so forth]</text:p>
          </table:table-cell>
        </table:table-row>
      </table:table>
      <text:p text:style-name="Text_20_body"/>
      <text:h text:style-name="Heading_20_2" text:outline-level="2">User Environment</text:h>
      <text:p text:style-name="InfoBlue">[Detail the working environment of the target user. Here are some suggestions:</text:p>
      <text:p text:style-name="InfoBlue">Number of people involved in completing the task? Is this changing?</text:p>
      <text:p text:style-name="InfoBlue">How long is a task cycle? Amount of time spent in each activity? Is this changing?</text:p>
      <text:p text:style-name="InfoBlue">Any unique environmental constraints: mobile, outdoors, in-flight, and so on?</text:p>
      <text:p text:style-name="InfoBlue">Which system platforms are in use today? Future platforms?</text:p>
      <text:p text:style-name="InfoBlue">What other applications are in use? Does your application need to integrate with them?</text:p>
      <text:p text:style-name="InfoBlue">This is where extracts from the Business Model could be included to outline the task and roles involved, and so on.]</text:p>
      <text:h text:style-name="Heading_20_1" text:outline-level="1">Product Overview</text:h>
      <text:h text:style-name="Heading_20_2" text:outline-level="2">Needs and Features</text:h>
      <text:p text:style-name="InfoBlue">[Avoid design. Keep feature descriptions at a general level. Focus on capabilities needed and why (not how)<text:tab/> they should be implemented. Capture the stakeholder priority and planned release for each feature.]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>Need</text:p>
          </table:table-cell>
          <table:table-cell table:style-name="Table4.A1" office:value-type="string">
            <text:p text:style-name="P4">Priority</text:p>
          </table:table-cell>
          <table:table-cell table:style-name="Table4.A1" office:value-type="string">
            <text:p text:style-name="P4">Features</text:p>
          </table:table-cell>
          <table:table-cell table:style-name="Table4.D1" office:value-type="string">
            <text:p text:style-name="P4">Planned Release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D1" office:value-type="string">
            <text:p text:style-name="P6"/>
          </table:table-cell>
        </table:table-row>
      </table:table>
      <text:p text:style-name="Text_20_body"/>
      <text:h text:style-name="Heading_20_1" text:outline-level="1">Other Product Requirements</text:h>
      <text:p text:style-name="InfoBlue">[At a high level, list applicable standards, hardware, or platform requirements; performance requirements; and environmental requirements.</text:p>
      <text:p text:style-name="InfoBlue">Define the quality ranges for performance, robustness, fault tolerance, usability, and similar characteristics that are not captured in the Feature Set.</text:p>
      <text:p text:style-name="InfoBlue">Note any design constraints, external constraints, assumptions or other dependencies that, if changed, will alter the <text:span text:style-name="T4">Vision </text:span>document. For example, an assumption may state that a specific operating system will be available for the hardware designated for the software product. If the operating system is not available, the <text:span text:style-name="T4">Vision</text:span> document will need to change.</text:p>
      <text:p text:style-name="InfoBlue">Define any specific documentation requirements, including user manuals, online help, installation, labeling, and packaging requirements.</text:p>
      <text:p text:style-name="InfoBlue">Define the priority of these other product requirements. Include, if useful, attributes such as stability, benefit, effort, and risk.]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Requirement</text:p>
          </table:table-cell>
          <table:table-cell table:style-name="Table5.A1" office:value-type="string">
            <text:p text:style-name="P4">Priority</text:p>
          </table:table-cell>
          <table:table-cell table:style-name="Table5.C1" office:value-type="string">
            <text:p text:style-name="P4">Planned Release</text:p>
          </table:table-cell>
        </table:table-row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6"/>
          </table:table-cell>
          <table:table-cell table:style-name="Table5.C1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" style:font-name-complex="Symbol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text:subject>&lt;Project Name&gt;</text:subject>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Standard"><text:title>Vision</text:title></text:p>
            </table:table-cell>
            <table:table-cell table:style-name="Table7.B1" office:value-type="string">
              <text:p text:style-name="Standard"><text:s text:c="2"/>Date: <text:s/>&lt;dd/mmm/yy&gt;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tial</text:p>
            </table:table-cell>
            <table:table-cell table:style-name="Table6.A1" office:value-type="string">
              <text:p text:style-name="MP4"><text:span text:style-name="MT1"></text:span><text:user-defined style:data-style-name="N0" text:name="Company">&lt;Company Name&gt;</text:user-defined>, <text:date style:data-style-name="N107" text:date-value="2018-11-15T11:21:33.611028254">2018</text:date></text:p>
            </table:table-cell>
            <table:table-cell table:style-name="Table6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keyword/>
    <dc:description/>
    <meta:creation-date>2018-11-15T11:20:41.302717330</meta:creation-date>
    <dc:creator>uschsi</dc:creator>
    <dc:date>2007-07-17T17:00:00</dc:date>
    <meta:print-date>2001-03-15T14:26:00</meta:print-date>
    <meta:editing-cycles>2</meta:editing-cycles>
    <meta:document-statistic meta:table-count="7" meta:image-count="0" meta:object-count="0" meta:page-count="2" meta:paragraph-count="74" meta:word-count="570" meta:character-count="3748" meta:non-whitespace-character-count="3266"/>
    <meta:generator>LibreOffice/6.1.2.1$Linux_X86_64 LibreOffice_project/10$Build-1</meta:generator>
  </office:meta>
</office:document-meta>
</file>